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38.2pt"/>
    </style:style>
    <style:style style:name="co2" style:family="table-column">
      <style:table-column-properties fo:break-before="auto" style:column-width="227.25pt"/>
    </style:style>
    <style:style style:name="co3" style:family="table-column">
      <style:table-column-properties fo:break-before="auto" style:column-width="290.55pt"/>
    </style:style>
    <style:style style:name="co4" style:family="table-column">
      <style:table-column-properties fo:break-before="auto" style:column-width="224.59pt"/>
    </style:style>
    <style:style style:name="co5" style:family="table-column">
      <style:table-column-properties fo:break-before="auto" style:column-width="246.0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57.6pt" fo:break-before="auto" style:use-optimal-row-height="false"/>
    </style:style>
    <style:style style:name="ro2" style:family="table-row">
      <style:table-row-properties style:row-height="304.21pt" fo:break-before="auto" style:use-optimal-row-height="false"/>
    </style:style>
    <style:style style:name="ro3" style:family="table-row">
      <style:table-row-properties style:row-height="97.65pt" fo:break-before="auto" style:use-optimal-row-height="false"/>
    </style:style>
    <style:style style:name="ro4" style:family="table-row">
      <style:table-row-properties style:row-height="515.11pt" fo:break-before="auto" style:use-optimal-row-height="false"/>
    </style:style>
    <style:style style:name="ro5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order="0.06pt solid #000000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Cluster 1</text:p>
          </table:table-cell>
          <table:table-cell table:style-name="ce1" office:value-type="string" calcext:value-type="string">
            <text:p>Cluster 2</text:p>
          </table:table-cell>
          <table:table-cell table:style-name="ce1" office:value-type="string" calcext:value-type="string">
            <text:p>Cluster 3</text:p>
          </table:table-cell>
          <table:table-cell table:style-name="ce5" office:value-type="string" calcext:value-type="string">
            <text:p>Statistically significant differences</text:p>
          </table:table-cell>
        </table:table-row>
        <table:table-row table:style-name="ro1">
          <table:table-cell table:style-name="ce2" office:value-type="string" calcext:value-type="string">
            <text:p><text:s/>MMRC_score</text:p>
          </table:table-cell>
          <table:table-cell table:style-name="ce4" office:value-type="string" calcext:value-type="string">
            <text:p>[1] "2 +/- 1.36280193236715"</text:p>
          </table:table-cell>
          <table:table-cell table:style-name="ce4" office:value-type="string" calcext:value-type="string">
            <text:p>[1] "1 +/- 1.2125"</text:p>
          </table:table-cell>
          <table:table-cell table:style-name="ce4" office:value-type="string" calcext:value-type="string">
            <text:p>[1] "1 +/- 1.65543345543346"</text:p>
          </table:table-cell>
          <table:table-cell table:style-name="ce6" office:value-type="string" calcext:value-type="string">
            <text:p>1 - 2</text:p>
            <text:p>1 – 3</text:p>
          </table:table-cell>
        </table:table-row>
        <table:table-row table:style-name="ro1">
          <table:table-cell table:style-name="ce2" office:value-type="string" calcext:value-type="string">
            <text:p><text:s/>No_of_exacerbations_1yr_before_study</text:p>
          </table:table-cell>
          <table:table-cell table:style-name="ce4" office:value-type="string" calcext:value-type="string">
            <text:p>[1] "3 +/- 8.41014492753623"</text:p>
          </table:table-cell>
          <table:table-cell table:style-name="ce4" office:value-type="string" calcext:value-type="string">
            <text:p>[1] "1 +/- 4.14278846153846"</text:p>
          </table:table-cell>
          <table:table-cell table:style-name="ce4" office:value-type="string" calcext:value-type="string">
            <text:p>[1] "1 +/- 3.2952380952381"</text:p>
          </table:table-cell>
          <table:table-cell table:style-name="ce6" office:value-type="string" calcext:value-type="string">
            <text:p>1 - 2</text:p>
            <text:p>1 - 3</text:p>
            <text:p>2 – 3</text:p>
          </table:table-cell>
        </table:table-row>
        <table:table-row table:style-name="ro1">
          <table:table-cell table:style-name="ce2" office:value-type="string" calcext:value-type="string">
            <text:p><text:s/>Disease_severity (Mild Moderate Severe)</text:p>
          </table:table-cell>
          <table:table-cell table:style-name="ce4" office:value-type="string" calcext:value-type="string">
            <text:p>[1,] 15.217391 15.21739 69.56522</text:p>
          </table:table-cell>
          <table:table-cell table:style-name="ce4" office:value-type="string" calcext:value-type="string">
            <text:p>[2,] <text:s/>6.153846 36.92308 56.92308</text:p>
          </table:table-cell>
          <table:table-cell table:style-name="ce4" office:value-type="string" calcext:value-type="string">
            <text:p>[3,] <text:s/>9.890110 41.75824 48.35165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<text:s/>Inhaled.corticosteroids..Yes.0..No.1. ( <text:s/>0 <text:s/>1)</text:p>
          </table:table-cell>
          <table:table-cell table:style-name="ce4" office:value-type="string" calcext:value-type="string">
            <text:p>[1,] 60.86957 39.13043</text:p>
          </table:table-cell>
          <table:table-cell table:style-name="ce4" office:value-type="string" calcext:value-type="string">
            <text:p>[2,] 20.00000 80.00000</text:p>
          </table:table-cell>
          <table:table-cell table:style-name="ce4" office:value-type="string" calcext:value-type="string">
            <text:p>[3,] 25.27473 74.72527</text:p>
          </table:table-cell>
          <table:table-cell table:style-name="ce6" office:value-type="string" calcext:value-type="string">
            <text:p>1 - 2</text:p>
            <text:p>1 – 3</text:p>
          </table:table-cell>
        </table:table-row>
        <table:table-row table:style-name="ro1">
          <table:table-cell table:style-name="ce2" office:value-type="string" calcext:value-type="string">
            <text:p><text:s/>Mucolytic..Yes.0..No.1. (0 1)</text:p>
          </table:table-cell>
          <table:table-cell table:style-name="ce4" office:value-type="string" calcext:value-type="string">
            <text:p>[1,] 13.04348 86.95652</text:p>
          </table:table-cell>
          <table:table-cell table:style-name="ce4" office:value-type="string" calcext:value-type="string">
            <text:p>[2,] 29.23077 70.76923</text:p>
          </table:table-cell>
          <table:table-cell table:style-name="ce4" office:value-type="string" calcext:value-type="string">
            <text:p>[3,] 35.16484 64.83516</text:p>
          </table:table-cell>
          <table:table-cell table:style-name="ce6" office:value-type="string" calcext:value-type="string">
            <text:p>1 – 3</text:p>
          </table:table-cell>
        </table:table-row>
        <table:table-row table:style-name="ro1">
          <table:table-cell table:style-name="ce2" office:value-type="string" calcext:value-type="string">
            <text:p><text:s/>BMI.kg.m2.</text:p>
          </table:table-cell>
          <table:table-cell table:style-name="ce4" office:value-type="string" calcext:value-type="string">
            <text:p>[1] "26.8959505947826 +/- 6.03339848879406"</text:p>
          </table:table-cell>
          <table:table-cell table:style-name="ce4" office:value-type="string" calcext:value-type="string">
            <text:p>[1] "21.1 +/- 23.5604659615385"</text:p>
          </table:table-cell>
          <table:table-cell table:style-name="ce4" office:value-type="string" calcext:value-type="string">
            <text:p>[1] "19.4 +/- 35.8059228083028"</text:p>
          </table:table-cell>
          <table:table-cell table:style-name="ce6" office:value-type="string" calcext:value-type="string">
            <text:p>1 - 2</text:p>
            <text:p>1 – 3</text:p>
          </table:table-cell>
        </table:table-row>
        <table:table-row table:style-name="ro1">
          <table:table-cell table:style-name="ce2" office:value-type="string" calcext:value-type="string">
            <text:p><text:s/>Asian_European</text:p>
          </table:table-cell>
          <table:table-cell table:style-name="ce4" office:value-type="string" calcext:value-type="string">
            <text:p>[1,] <text:s/>4.347826 95.65217</text:p>
          </table:table-cell>
          <table:table-cell table:style-name="ce4" office:value-type="string" calcext:value-type="string">
            <text:p>[2,] 67.692308 32.30769</text:p>
          </table:table-cell>
          <table:table-cell table:style-name="ce4" office:value-type="string" calcext:value-type="string">
            <text:p>[3,] 74.725275 25.27473</text:p>
          </table:table-cell>
          <table:table-cell table:style-name="ce6" office:value-type="string" calcext:value-type="string">
            <text:p>1 - 2</text:p>
            <text:p>1 – 3</text:p>
          </table:table-cell>
        </table:table-row>
        <table:table-row table:style-name="ro2">
          <table:table-cell table:style-name="ce3" office:value-type="string" calcext:value-type="string">
            <text:p>Bacteria</text:p>
          </table:table-cell>
          <table:table-cell table:style-name="ce3" office:value-type="string" calcext:value-type="string">
            <text:p>Streptococcus: 50.78187533</text:p>
            <text:p>Haemophilus: 33.489999999999995</text:p>
            <text:p>Rothia: 8.483754209</text:p>
          </table:table-cell>
          <table:table-cell table:style-name="ce3" office:value-type="string" calcext:value-type="string">
            <text:p>Haemophilus: 17.07373808</text:p>
            <text:p>Streptococcus: 10.99426386</text:p>
            <text:p>Rothia: 2.0769142990000002</text:p>
            <text:p>Prevotella: 1.307567693</text:p>
            <text:p>Veillonella: 1.095072175</text:p>
            <text:p>Actinomyces: 0.831078469</text:p>
            <text:p>Neisseria: 0.663839203</text:p>
            <text:p>Porphyromonas: 0.251055575</text:p>
            <text:p>Leptotrichia: 0.24852845</text:p>
            <text:p>Granulicatella: 0.210360242</text:p>
            <text:p>Fusobacterium: 0.207900208</text:p>
            <text:p>Pseudomonas: 0.120510967</text:p>
            <text:p>Atopobium: 0.051216389</text:p>
            <text:p>Oribacterium: 0.047624717000000004</text:p>
            <text:p>Capnocytophaga: 0.042323564</text:p>
            <text:p>Selenomonas: 0.039346842</text:p>
            <text:p>Bulleidia: 0.036879956</text:p>
            <text:p>Corynebacterium: 0.024274791</text:p>
            <text:p>Campylobacter: 0.024274791</text:p>
            <text:p>Lautropia: 0.023812358999999998</text:p>
            <text:p>Moryella: 0.021956307</text:p>
            <text:p>Parvimonas: 0.016283993</text:p>
            <text:p>Mogibacterium: 0.011411616999999999</text:p>
          </table:table-cell>
          <table:table-cell table:style-name="ce3" office:value-type="string" calcext:value-type="string">
            <text:p>Streptococcus: 24.24379233</text:p>
            <text:p>Rothia: 12.24973089</text:p>
            <text:p>Prevotella: 4.467912267</text:p>
            <text:p>Veillonella: 3.637245393</text:p>
            <text:p>Actinomyces: 2.880094044</text:p>
            <text:p>Haemophilus: 1.6188582790000001</text:p>
            <text:p>Gemella: 0.929856479</text:p>
            <text:p>Granulicatella: 0.8851646409999999</text:p>
            <text:p>Neisseria: 0.604716791</text:p>
            <text:p>Leptotrichia: 0.548564053</text:p>
            <text:p>Fusobacterium: 0.32148598</text:p>
            <text:p>Porphyromonas: 0.252865813</text:p>
            <text:p>Capnocytophaga: 0.135391281</text:p>
            <text:p>Atopobium: 0.130941469</text:p>
            <text:p>Campylobacter: 0.130633573</text:p>
            <text:p>Selenomonas: 0.10555203699999999</text:p>
            <text:p>Oribacterium: 0.072393822</text:p>
            <text:p>Corynebacterium: 0.064460679</text:p>
            <text:p>Bulleidia: 0.060655075</text:p>
            <text:p>Pseudomonas: 0.060655075</text:p>
            <text:p>Moryella: 0.039184953</text:p>
            <text:p>Mogibacterium: 0.029868578</text:p>
            <text:p>Parvimonas: 0.023534949</text:p>
            <text:p>Megasphaera: 0.020267531000000002</text:p>
          </table:table-cell>
          <table:table-cell/>
        </table:table-row>
        <table:table-row table:style-name="ro3">
          <table:table-cell table:style-name="ce3" office:value-type="string" calcext:value-type="string">
            <text:p>Fungi</text:p>
          </table:table-cell>
          <table:table-cell table:style-name="ce3" office:value-type="string" calcext:value-type="string">
            <text:p>Candida: 84.64310172</text:p>
            <text:p>Saccharomyces: 5.2676156425</text:p>
            <text:p>Cryptococcus: 0.9334898014999999</text:p>
            <text:p>unidentified: 0.894058688</text:p>
            <text:p>Penicillium: 0.3065296025</text:p>
            <text:p>Clavispora: 0.0031924245000000003</text:p>
            <text:p>Botrytis: 0.0002149645</text:p>
          </table:table-cell>
          <table:table-cell table:style-name="ce3" office:value-type="string" calcext:value-type="string">
            <text:p>Candida: 89.59174047</text:p>
            <text:p>unidentified: 0.604281768</text:p>
            <text:p>Saccharomyces: 0.056735157</text:p>
            <text:p>Aspergillus: 0.009967068</text:p>
            <text:p>Penicillium: 0.0050378179999999995</text:p>
            <text:p/>
          </table:table-cell>
          <table:table-cell table:style-name="ce3" office:value-type="string" calcext:value-type="string">
            <text:p>`Candida: 98.94279223</text:p>
            <text:p>Saccharomyces: 0.03772453</text:p>
            <text:p>unidentified: 0.026586955</text:p>
            <text:p>Aspergillus: 0.005185151</text:p>
            <text:p>Penicillium: 0.001046118</text:p>
          </table:table-cell>
          <table:table-cell/>
        </table:table-row>
        <table:table-row table:style-name="ro4">
          <table:table-cell table:style-name="ce3" office:value-type="string" calcext:value-type="string">
            <text:p>Luminex</text:p>
          </table:table-cell>
          <table:table-cell table:style-name="ce3" office:value-type="string" calcext:value-type="string">
            <text:p>IL-1RA  : 2908.251246</text:p>
            <text:p>IL-8  : 477.3320788</text:p>
            <text:p>IL-1b  : 110.14001075</text:p>
            <text:p>IL-1a  : 92.55728557500001</text:p>
            <text:p>GRO  : 52.76856729</text:p>
            <text:p>EGF  : 37.787358229999995</text:p>
            <text:p>VEGF  : 32.962567905</text:p>
            <text:p>TNFa  : 32.24460214</text:p>
            <text:p>MCP-1  : 22.032684435</text:p>
            <text:p>Fractalkine  : 14.175522664999999</text:p>
            <text:p>FGF-2  : 13.42481948</text:p>
            <text:p>G-CSF  : 12.21842325</text:p>
            <text:p>IP-10  : 7.4444725714999995</text:p>
            <text:p>IL-6  : 5.3627221359999995</text:p>
            <text:p>MIP-1b  : 4.8588010795</text:p>
            <text:p>MIP-1a  : 4.1095251465</text:p>
            <text:p>IFNa2  : 2.227654994</text:p>
            <text:p>IL-12p40  : 2.0459119169999997</text:p>
            <text:p>IL-15  : 1.4431136060000003</text:p>
            <text:p>RANTES  : 1.2106472364999998</text:p>
            <text:p>GM-CSF  : 1.195431266</text:p>
            <text:p>IL-4  : 1.0338378965000001</text:p>
            <text:p>IL-7  : 1.017865379</text:p>
            <text:p>MCP-3  : 0.9952142744999999</text:p>
            <text:p>MDC  : 0.805010002</text:p>
            <text:p>PDGF-AB/BB  : 0.796933447</text:p>
            <text:p>sCD40L  : 0.65401333</text:p>
            <text:p>IL-12p70  : 0.5720977215</text:p>
            <text:p>IFNg  : 0.5210970745</text:p>
            <text:p>Flt-3L  : 0.34559441199999996</text:p>
            <text:p>PDGF-AA  : 0.316939219</text:p>
            <text:p>IL-17A  : 0.315421785</text:p>
            <text:p>TGF-a  : 0.07645413300000001</text:p>
            <text:p>IL-13  : 0.0639835685</text:p>
            <text:p>IL-5  : 0.057313642</text:p>
            <text:p>TNFb  : 0.0421258335</text:p>
            <text:p>IL-2  : 0.039729616999999995</text:p>
            <text:p>Eotaxin  : 0.039418569</text:p>
            <text:p>IL-10  : 0.022231198</text:p>
            <text:p>IL-3  : 0.011822166000000002</text:p>
            <text:p>IL-9  : 0.001825485</text:p>
          </table:table-cell>
          <table:table-cell table:style-name="ce3" office:value-type="string" calcext:value-type="string">
            <text:p>IL-1RA  : 1406.0245109999998</text:p>
            <text:p>IL-8  : 1228.177892</text:p>
            <text:p>IL-1b  : 257.8091608</text:p>
            <text:p>IL-1a  : 120.9881064</text:p>
            <text:p>TNFa  : 88.49189476</text:p>
            <text:p>GRO  : 68.17751023</text:p>
            <text:p>MCP-1  : 35.61140075</text:p>
            <text:p>EGF  : 27.12723318</text:p>
            <text:p>Fractalkine  : 15.134924400000001</text:p>
            <text:p>G-CSF  : 11.62613142</text:p>
            <text:p>VEGF  : 10.94361319</text:p>
            <text:p>MIP-1b  : 9.632843394</text:p>
            <text:p>MIP-1a  : 8.336690443</text:p>
            <text:p>IP-10  : 7.350620542000001</text:p>
            <text:p>FGF-2  : 6.187762995</text:p>
            <text:p>IL-6  : 5.863349415</text:p>
            <text:p>IL-12p40  : 2.344326046</text:p>
            <text:p>PDGF-AB/BB  : 2.131685691</text:p>
            <text:p>IL-15  : 1.918500775</text:p>
            <text:p>GM-CSF  : 1.65248585</text:p>
            <text:p>MCP-3  : 1.606557245</text:p>
            <text:p>RANTES  : 1.466559465</text:p>
            <text:p>IL-4  : 1.378202766</text:p>
            <text:p>IFNa2  : 1.323753846</text:p>
            <text:p>MDC  : 1.317013473</text:p>
            <text:p>sCD40L  : 1.1452456309999999</text:p>
            <text:p>Flt-3L  : 0.821873876</text:p>
            <text:p>IL-7  : 0.768313485</text:p>
            <text:p>IFNg  : 0.677526143</text:p>
            <text:p>IL-12p70  : 0.648296876</text:p>
            <text:p>TGF-a  : 0.40045189600000003</text:p>
            <text:p>IL-17A  : 0.386818097</text:p>
            <text:p>PDGF-AA  : 0.368505511</text:p>
            <text:p>Eotaxin  : 0.30474803100000003</text:p>
            <text:p>IL-10  : 0.26944215899999996</text:p>
            <text:p>IL-2  : 0.124434567</text:p>
            <text:p>IL-13  : 0.11775945800000001</text:p>
            <text:p>IL-3  : 0.10007101199999999</text:p>
            <text:p>TNFb  : 0.075512213</text:p>
            <text:p>IL-5  : 0.066794665</text:p>
            <text:p>IL-9  : 0.003162925</text:p>
          </table:table-cell>
          <table:table-cell table:style-name="ce3" office:value-type="string" calcext:value-type="string">
            <text:p>IL-1RA  : 2383.832774</text:p>
            <text:p>IL-8  : 499.84219900000005</text:p>
            <text:p>GRO  : 83.26794373</text:p>
            <text:p>IL-1a  : 52.13963569</text:p>
            <text:p>EGF  : 32.39219473</text:p>
            <text:p>MCP-1  : 31.20006052</text:p>
            <text:p>IL-1b  : 22.41270535</text:p>
            <text:p>Fractalkine  : 21.40943325</text:p>
            <text:p>G-CSF  : 21.04246566</text:p>
            <text:p>IP-10  : 20.82924236</text:p>
            <text:p>VEGF  : 15.47766711</text:p>
            <text:p>FGF-2  : 9.507677751000001</text:p>
            <text:p>TNFa  : 6.495666353</text:p>
            <text:p>IL-6  : 4.440647098</text:p>
            <text:p>MIP-1b  : 4.32282579</text:p>
            <text:p>MCP-3  : 2.347932232</text:p>
            <text:p>MIP-1a  : 2.271528242</text:p>
            <text:p>IL-12p40  : 2.133161659</text:p>
            <text:p>PDGF-AB/BB  : 1.81659605</text:p>
            <text:p>Flt-3L  : 1.5884340730000002</text:p>
            <text:p>MDC  : 1.582454012</text:p>
            <text:p>RANTES  : 1.5786327869999999</text:p>
            <text:p>IFNa2  : 1.413203229</text:p>
            <text:p>IL-15  : 1.288716928</text:p>
            <text:p>IL-7  : 1.0673235540000001</text:p>
            <text:p>PDGF-AA  : 0.989179329</text:p>
            <text:p>IL-12p70  : 0.7993569759999999</text:p>
            <text:p>GM-CSF  : 0.7492576609999999</text:p>
            <text:p>sCD40L  : 0.563447468</text:p>
            <text:p>IFNg  : 0.465655968</text:p>
            <text:p>IL-4  : 0.438225849</text:p>
            <text:p>IL-10  : 0.33973725200000005</text:p>
            <text:p>TGF-a  : 0.283737525</text:p>
            <text:p>Eotaxin  : 0.276279661</text:p>
            <text:p>IL-13  : 0.19433528</text:p>
            <text:p>IL-17A  : 0.161361326</text:p>
            <text:p>IL-2  : 0.084708949</text:p>
            <text:p>IL-5  : 0.08049944</text:p>
            <text:p>TNFb  : 0.068379755</text:p>
            <text:p>IL-3  : 0.043940859000000006</text:p>
            <text:p>IL-9  : 0.01668147</text:p>
          </table:table-cell>
          <table:table-cell/>
        </table:table-row>
        <table:table-row table:style-name="ro1" table:number-rows-repeated="12">
          <table:table-cell table:style-name="ce3" table:number-columns-repeated="4"/>
          <table:table-cell/>
        </table:table-row>
        <table:table-row table:style-name="ro1" table:number-rows-repeated="1048551">
          <table:table-cell table:number-columns-repeated="5"/>
        </table:table-row>
        <table:table-row table:style-name="ro5">
          <table:table-cell table:number-columns-repeated="5"/>
        </table:table-row>
        <table:table-row table:style-name="ro5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D23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6">00/00/0000</text:date>, <text:time style:data-style-name="N2" text:time-value="16:51:33.9686649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16:09:33.861466022</meta:creation-date>
    <dc:date>2018-07-26T17:00:46.514500130</dc:date>
    <meta:editing-duration>PT1H42M32S</meta:editing-duration>
    <meta:editing-cycles>21</meta:editing-cycles>
    <meta:generator>LibreOffice/5.1.3.2$Linux_X86_64 LibreOffice_project/644e4637d1d8544fd9f56425bd6cec110e49301b</meta:generator>
    <meta:document-statistic meta:table-count="1" meta:cell-count="51" meta:object-count="0"/>
  </office:meta>
</office:document-meta>
</file>